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0000001B0CD15BE8F570097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3333in" table:align="left"/>
    </style:style>
    <style:style style:name="Table1.A" style:family="table-column">
      <style:table-column-properties style:column-width="1.2264in"/>
    </style:style>
    <style:style style:name="Table1.B" style:family="table-column">
      <style:table-column-properties style:column-width="0.1069in"/>
    </style:style>
    <style:style style:name="Table1.A1" style:family="table-cell">
      <style:table-cell-properties style:vertical-align="middle" fo:background-color="#f2f2f2" fo:padding-left="0in" fo:padding-right="0.0194in" fo:padding-top="0in" fo:padding-bottom="0.0194in" fo:border-left="none" fo:border-right="0.75pt solid #d7d7d7" fo:border-top="none" fo:border-bottom="0.75pt solid #d7d7d7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4b4949" style:font-name="Arial" fo:font-weight="normal" style:font-name-asian="Arial" style:font-name-complex="Arial"/>
    </style:style>
    <style:style style:name="T1" style:family="text">
      <style:text-properties officeooo:rsid="00097c86"/>
    </style:style>
    <style:style style:name="T2" style:family="text">
      <style:text-properties officeooo:rsid="000abf3b"/>
    </style:style>
    <style:style style:name="T3" style:family="text">
      <style:text-properties officeooo:rsid="000c7e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tbody_view_24212311"/><text:bookmark text:name="table_view_2421231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</table:table-row>
      </table:table>
      <text:p text:style-name="Text_20_body"><text:line-break/><draw:frame draw:style-name="fr1" draw:name="Image1" text:anchor-type="char" svg:x="0in" svg:y="0.4374in" svg:width="6.6929in" svg:height="3.3465in" draw:z-index="0"><draw:image xlink:href="Pictures/1000020100000360000001B0CD15BE8F570097D4.png" xlink:type="simple" xlink:show="embed" xlink:actuate="onLoad" loext:mime-type="image/png"/></draw:frame><text:span text:style-name="T1"> </text:span><text:span text:style-name="T2">Colores corporativos </text:span></text:p>
      <text:p text:style-name="Text_20_body"/>
      <text:p text:style-name="Text_20_body"><text:span text:style-name="T3">#</text:span>4b5d67</text:p>
      <text:p text:style-name="Text_20_body"><text:span text:style-name="T3">#</text:span>322f3d</text:p>
      <text:p text:style-name="Text_20_body"><text:span text:style-name="T3">#</text:span>59405c</text:p>
      <text:p text:style-name="Text_20_body"><text:span text:style-name="T3">#</text:span>87556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10:22:52.164898276</meta:creation-date>
    <dc:date>2020-08-05T19:11:14.604402862</dc:date>
    <meta:editing-duration>PT1H37M51S</meta:editing-duration>
    <meta:editing-cycles>2</meta:editing-cycles>
    <meta:generator>LibreOffice/6.4.4.2$Linux_X86_64 LibreOffice_project/40$Build-2</meta:generator>
    <meta:document-statistic meta:table-count="1" meta:image-count="1" meta:object-count="0" meta:page-count="1" meta:paragraph-count="5" meta:word-count="6" meta:character-count="51" meta:non-whitespace-character-count="47"/>
  </office:meta>
</office:document-meta>
</file>